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face style:name="Times new roman1" svg:font-family="'Times new roman'" style:font-adornments="Regular" style:font-family-generic="roman"/>
  </office:font-face-decls>
  <office:automatic-styles>
    <style:style style:name="P1" style:family="paragraph" style:parent-style-name="Text_20_body">
      <style:text-properties officeooo:rsid="001f6f9f" officeooo:paragraph-rsid="001f6f9f"/>
    </style:style>
    <style:style style:name="P2" style:family="paragraph" style:parent-style-name="Title">
      <style:text-properties officeooo:rsid="001f6f9f" officeooo:paragraph-rsid="001f6f9f"/>
    </style:style>
    <style:style style:name="P3" style:family="paragraph" style:parent-style-name="Text_20_body">
      <style:text-properties fo:font-weight="bold" officeooo:rsid="001f6f9f" officeooo:paragraph-rsid="001f6f9f" style:font-weight-asian="bold" style:font-weight-complex="bold"/>
    </style:style>
    <style:style style:name="P4" style:family="paragraph" style:parent-style-name="Text_20_body">
      <style:text-properties fo:font-weight="normal" officeooo:rsid="001f6f9f" officeooo:paragraph-rsid="001f6f9f" style:font-weight-asian="normal" style:font-weight-complex="normal"/>
    </style:style>
    <style:style style:name="P5" style:family="paragraph" style:parent-style-name="Text_20_body" style:list-style-name="L1">
      <style:text-properties officeooo:rsid="001f6f9f" officeooo:paragraph-rsid="001f6f9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ience individual assignment report</text:p>
      <text:p text:style-name="P1">Name: Pedro Kreutz Werle <text:tab/><text:tab/><text:tab/>Student number: 20202456<text:tab/></text:p>
      <text:p text:style-name="P3">Features:</text:p>
      <text:p text:style-name="P1">Display cards on the console: <text:span text:style-name="T1">Fully working</text:span> with extra GUI and colors for visual appeal.</text:p>
      <text:p text:style-name="P1">Scoring: <text:span text:style-name="T1">Fully working, </text:span><text:span text:style-name="T2">all point scoring categories score the correct points according to the moves, score is displayed on top of game board alongside total number of moves made.</text:span></text:p>
      <text:p text:style-name="P4">Keyboard commands:</text:p>
      <text:list text:style-name="L1">
        <text:list-item>
          <text:p text:style-name="P5"><text:span text:style-name="T2">Quit: </text:span><text:span text:style-name="T1">Fully working</text:span></text:p>
        </text:list-item>
        <text:list-item>
          <text:p text:style-name="P5"><text:span text:style-name="T2">Draw: </text:span><text:span text:style-name="T1">Fully working</text:span></text:p>
        </text:list-item>
        <text:list-item>
          <text:p text:style-name="P5"><text:span text:style-name="T2">Move one or more cards: </text:span><text:span text:style-name="T1">Fully working, </text:span><text:span text:style-name="T2">I made the design decision of not labeling the draw pile as P and instead treat it as a lane, so moving cards from the draw pile uses the same command structure as moving cards from the lanes. I did this because I thought it was more coherent.</text:span></text:p>
        </text:list-item>
        <text:list-item>
          <text:p text:style-name="P5"><text:span text:style-name="T2">Allow uppercase and lowercase: </text:span><text:span text:style-name="T1">Fully working</text:span></text:p>
        </text:list-item>
        <text:list-item>
          <text:p text:style-name="P5"><text:span text:style-name="T2">Display error message and ask for new command if command is invalid: </text:span><text:span text:style-name="T1">Fully working</text:span></text:p>
        </text:list-item>
        <text:list-item>
          <text:p text:style-name="P5"><text:span text:style-name="T2">Display error message and ask for new command if play cannot be made: </text:span><text:span text:style-name="T1">Fully working</text:span></text:p>
        </text:list-item>
        <text:list-item>
          <text:p text:style-name="P5"><text:span text:style-name="T2">Display game over message: </text:span><text:span text:style-name="T1">Partially working</text:span><text:span text:style-name="T2">, the game checks if all of the lanes are empty to tell if the game is over, so in the very unlikely (which might not even be possible due to the nature of the game) case where the last cards in the deck are the Kings and the lanes are all empty the game will end before the player makes the final move, although at that point the game IS in fact won, it would be just a matter of moving the kings to the suit piles to finish.</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Bold" style:font-family-generic="roman"/>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0.5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Standard" style:default-outline-level="1" style:class="text">
      <style:paragraph-properties fo:margin-top="0.0835in" fo:margin-bottom="0.0835in" style:contextual-spacing="false" fo:text-align="start" style:justify-single-word="false" fo:keep-with-next="always"/>
      <style:text-properties fo:font-size="16pt" fo:font-weight="bold"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fo:font-size="1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600"/>
    </style:style>
    <style:style style:name="Figure" style:family="paragraph" style:parent-style-name="Caption" style:class="extra"/>
    <style:style style:name="Table_20_Contents" style:display-name="Table Contents" style:family="paragraph"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098in" fo:margin-bottom="0.5098in" fo:margin-left="0.5098in" fo:margin-right="0.5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20:44:21.268052844</meta:creation-date>
    <meta:editing-duration>PT15M27S</meta:editing-duration>
    <meta:editing-cycles>3</meta:editing-cycles>
    <meta:generator>LibreOffice/7.6.2.1$Linux_X86_64 LibreOffice_project/56f7684011345957bbf33a7ee678afaf4d2ba333</meta:generator>
    <dc:title>Times New Roman</dc:title>
    <dc:date>2023-10-20T21:25:16.755316494</dc:date>
    <meta:document-statistic meta:table-count="0" meta:image-count="0" meta:object-count="0" meta:page-count="1" meta:paragraph-count="13" meta:word-count="256" meta:character-count="1390" meta:non-whitespace-character-count="1150"/>
    <meta:template xlink:type="simple" xlink:actuate="onRequest" xlink:title="Times New Roman" xlink:href="../20202456_report.ott" meta:date="2023-10-15T20:44:20.664677910"/>
  </office:meta>
</office:document-meta>
</file>